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0.901cm"/>
    </style:style>
    <style:style style:name="co27" style:family="table-column">
      <style:table-column-properties fo:break-before="auto" style:column-width="9.047cm"/>
    </style:style>
    <style:style style:name="co28" style:family="table-column">
      <style:table-column-properties fo:break-before="auto" style:column-width="0.873cm"/>
    </style:style>
    <style:style style:name="co29" style:family="table-column">
      <style:table-column-properties fo:break-before="auto" style:column-width="8.938cm"/>
    </style:style>
    <style:style style:name="co30" style:family="table-column">
      <style:table-column-properties fo:break-before="auto" style:column-width="4.099cm"/>
    </style:style>
    <style:style style:name="co31" style:family="table-column">
      <style:table-column-properties fo:break-before="auto" style:column-width="5.713cm"/>
    </style:style>
    <style:style style:name="co32" style:family="table-column">
      <style:table-column-properties fo:break-before="auto" style:column-width="3.935cm"/>
    </style:style>
    <style:style style:name="co33" style:family="table-column">
      <style:table-column-properties fo:break-before="auto" style:column-width="4.591cm"/>
    </style:style>
    <style:style style:name="co34" style:family="table-column">
      <style:table-column-properties fo:break-before="auto" style:column-width="4.464cm"/>
    </style:style>
    <style:style style:name="co16" style:family="table-column">
      <style:table-column-properties fo:break-before="auto" style:column-width="3.115cm"/>
    </style:style>
    <style:style style:name="co17" style:family="table-column">
      <style:table-column-properties fo:break-before="auto" style:column-width="1.256cm"/>
    </style:style>
    <style:style style:name="co18" style:family="table-column">
      <style:table-column-properties fo:break-before="auto" style:column-width="6.75cm"/>
    </style:style>
    <style:style style:name="co19" style:family="table-column">
      <style:table-column-properties fo:break-before="auto" style:column-width="6.724cm"/>
    </style:style>
    <style:style style:name="co20" style:family="table-column">
      <style:table-column-properties fo:break-before="auto" style:column-width="1.529cm"/>
    </style:style>
    <style:style style:name="co21" style:family="table-column">
      <style:table-column-properties fo:break-before="auto" style:column-width="8.911cm"/>
    </style:style>
    <style:style style:name="co22" style:family="table-column">
      <style:table-column-properties fo:break-before="auto" style:column-width="6.489cm"/>
    </style:style>
    <style:style style:name="co23" style:family="table-column">
      <style:table-column-properties fo:break-before="auto" style:column-width="4.106cm"/>
    </style:style>
    <style:style style:name="co24" style:family="table-column">
      <style:table-column-properties fo:break-before="auto" style:column-width="7.407cm"/>
    </style:style>
    <style:style style:name="co25" style:family="table-column">
      <style:table-column-properties fo:break-before="auto" style:column-width="8.528cm"/>
    </style:style>
    <style:style style:name="co35" style:family="table-column">
      <style:table-column-properties fo:break-before="auto" style:column-width="3.143cm"/>
    </style:style>
    <style:style style:name="co36" style:family="table-column">
      <style:table-column-properties fo:break-before="auto" style:column-width="4.51cm"/>
    </style:style>
    <style:style style:name="co37" style:family="table-column">
      <style:table-column-properties fo:break-before="auto" style:column-width="4.674cm"/>
    </style:style>
    <style:style style:name="co38" style:family="table-column">
      <style:table-column-properties fo:break-before="auto" style:column-width="9.758cm"/>
    </style:style>
    <style:style style:name="co39" style:family="table-column">
      <style:table-column-properties fo:break-before="auto" style:column-width="2.651cm"/>
    </style:style>
    <style:style style:name="co40" style:family="table-column">
      <style:table-column-properties fo:break-before="auto" style:column-width="4.27cm"/>
    </style:style>
    <style:style style:name="co4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</office:automatic-styles>
  <office:body>
    <office:spreadsheet>
      <table:table table:name="Naissance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5" table:default-cell-style-name="Default"/>
        <table:table-row table:style-name="ro4">
          <table:table-cell office:value-type="string">
            <text:p>N° enreg.</text:p>
          </table:table-cell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Lieu de Naissance</text:p>
          </table:table-cell>
          <table:table-cell table:number-columns-repeated="7"/>
        </table:table-row>
        <table:table-row table:style-name="ro5">
          <table:table-cell office:value-type="string">
            <text:p>[block1;block=begin][block1.id]</text:p>
          </table:table-cell>
          <table:table-cell office:value-type="string">
            <text:p>[block1.nom]</text:p>
          </table:table-cell>
          <table:table-cell office:value-type="string">
            <text:p>[block1.prenom]</text:p>
          </table:table-cell>
          <table:table-cell office:value-type="string">
            <text:p>[block1.numeroacte]</text:p>
          </table:table-cell>
          <table:table-cell office:value-type="string">
            <text:p>[block1.dateacte]</text:p>
          </table:table-cell>
          <table:table-cell office:value-type="string">
            <text:p>[block1.typeacte]</text:p>
          </table:table-cell>
          <table:table-cell office:value-type="string">
            <text:p>[block1.lieuNaissance]</text:p>
          </table:table-cell>
          <table:table-cell table:number-columns-repeated="7"/>
        </table:table-row>
        <table:table-row table:style-name="ro4">
          <table:table-cell office:value-type="string">
            <text:p>[block1;block=end]</text:p>
          </table:table-cell>
          <table:table-cell table:number-columns-repeated="13"/>
        </table:table-row>
      </table:table>
      <table:table table:name="Mariage" table:style-name="ta1" table:print="false"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1" table:number-columns-repeated="2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 époux</text:p>
          </table:table-cell>
          <table:table-cell/>
          <table:table-cell office:value-type="string">
            <text:p>prénom époux</text:p>
          </table:table-cell>
          <table:table-cell office:value-type="string">
            <text:p>N° acte</text:p>
          </table:table-cell>
          <table:table-cell office:value-type="string">
            <text:p>date :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string">
            <text:p>nom épouse</text:p>
          </table:table-cell>
          <table:table-cell/>
          <table:table-cell office:value-type="string">
            <text:p>prénom épouse</text:p>
          </table:table-cell>
          <table:table-cell table:number-columns-repeated="9"/>
        </table:table-row>
        <table:table-row table:style-name="ro3">
          <table:table-cell office:value-type="string">
            <text:p>[block2;block=begin][block2.id]</text:p>
          </table:table-cell>
          <table:table-cell/>
          <table:table-cell office:value-type="string">
            <text:p>[block2.nomEpoux]</text:p>
          </table:table-cell>
          <table:table-cell/>
          <table:table-cell office:value-type="string">
            <text:p>[block2.prenomEpoux]</text:p>
          </table:table-cell>
          <table:table-cell office:value-type="string">
            <text:p>[block2.numeroActe]</text:p>
          </table:table-cell>
          <table:table-cell office:value-type="string">
            <text:p>[block2.dateMariage]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t</text:p>
          </table:table-cell>
          <table:table-cell office:value-type="string">
            <text:p>[block2.nomEpouse]</text:p>
          </table:table-cell>
          <table:table-cell/>
          <table:table-cell office:value-type="string">
            <text:p>[block2.prenomEpouse]</text:p>
          </table:table-cell>
          <table:table-cell table:number-columns-repeated="9"/>
        </table:table-row>
        <table:table-row table:style-name="ro1">
          <table:table-cell office:value-type="string">
            <text:p>[block2;block=end]</text:p>
          </table:table-cell>
          <table:table-cell table:number-columns-repeated="13"/>
        </table:table-row>
      </table:table>
      <table:table table:name="Dece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Lieu de décès</text:p>
          </table:table-cell>
        </table:table-row>
        <table:table-row table:style-name="ro1">
          <table:table-cell office:value-type="string">
            <text:p>[block3;block=begin][block3.id]</text:p>
          </table:table-cell>
          <table:table-cell/>
          <table:table-cell office:value-type="string">
            <text:p>[block3.nomDefunt]</text:p>
          </table:table-cell>
          <table:table-cell office:value-type="string">
            <text:p>[block3.prenomDefunt]</text:p>
          </table:table-cell>
          <table:table-cell office:value-type="string">
            <text:p>[block3.numeroActe]</text:p>
          </table:table-cell>
          <table:table-cell office:value-type="string">
            <text:p>[block3.dateActe]</text:p>
          </table:table-cell>
          <table:table-cell office:value-type="string">
            <text:p>[block3.numeroOrdre]</text:p>
          </table:table-cell>
          <table:table-cell office:value-type="string">
            <text:p>[block3.lieuDeces]</text:p>
          </table:table-cell>
        </table:table-row>
        <table:table-row table:style-name="ro1">
          <table:table-cell office:value-type="string">
            <text:p>[block3;block=end]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er </meta:initial-creator>
    <meta:creation-date>2011-07-06T13:44:11</meta:creation-date>
    <meta:generator>LibreOffice/3.5$Linux_x86 LibreOffice_project/350m1$Build-2</meta:generator>
    <dc:date>2014-01-29T13:48:32</dc:date>
    <dc:creator>romain </dc:creator>
    <meta:editing-duration>PT6H41M9S</meta:editing-duration>
    <meta:editing-cycles>66</meta:editing-cycles>
    <meta:document-statistic meta:table-count="3" meta:cell-count="46" meta:object-count="0"/>
  </office:meta>
</office:document-meta>
</file>